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text-properties fo:font-size="11pt" fo:language="en" fo:country="US" fo:font-weight="bold" style:font-size-asian="11pt" style:font-weight-asian="bold" style:font-size-complex="11pt" style:font-weight-complex="bold"/>
    </style:style>
    <style:style style:name="P5" style:family="paragraph" style:parent-style-name="gL_5f_Fliesstext_5f_Abstand_5f_davor">
      <style:paragraph-properties fo:text-align="start" style:justify-single-word="false"/>
    </style:style>
    <style:style style:name="P6" style:family="paragraph" style:parent-style-name="gL_5f_Fliesstext_5f_Abstand_5f_davor">
      <style:text-properties fo:language="en" fo:country="US"/>
    </style:style>
    <style:style style:name="P7" style:family="paragraph" style:parent-style-name="gL_5f_Fliesstext_5f_Abstand_5f_davor">
      <style:text-properties fo:language="en" fo:country="US" style:text-underline-style="solid" style:text-underline-width="auto" style:text-underline-color="font-color"/>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10" style:family="paragraph" style:parent-style-name="gL_5f_Inhaltsverzeichnis_5f_DeSario_5f_Subtitle">
      <style:text-properties fo:language="en" fo:country="US"/>
    </style:style>
    <style:style style:name="P11"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2"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3" style:family="paragraph" style:parent-style-name="gL_5f_Bibelzitat_5f_Abstand_5f_davor_5f_ohne_5f_Einzug">
      <style:text-properties fo:language="en" fo:country="US"/>
    </style:style>
    <style:style style:name="P14"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5" style:family="paragraph" style:parent-style-name="gL_5f_Titel" style:master-page-name="gL_5f_Seitenvorlage_5f_mehr_5f_Platz_5f_Fusszeile">
      <style:paragraph-properties style:page-number="auto"/>
      <style:text-properties fo:language="en" fo:country="US"/>
    </style:style>
    <style:style style:name="P16"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7" style:family="paragraph" style:parent-style-name="gL_5f_Fliesstext" style:list-style-name="gL_5f_Liste_5f_unsortiert">
      <style:text-properties fo:language="en" fo:country="US"/>
    </style:style>
    <style:style style:name="P18" style:family="paragraph" style:parent-style-name="gL_5f_Fliesstext">
      <style:paragraph-properties fo:text-align="start" style:justify-single-word="false"/>
    </style:style>
    <style:style style:name="P19" style:family="paragraph" style:parent-style-name="gL_5f_Fliesstext_5f_Folge">
      <style:paragraph-properties fo:margin-left="0cm" fo:margin-right="0cm" fo:text-align="start" style:justify-single-word="false" fo:text-indent="0cm" style:auto-text-indent="false"/>
    </style:style>
    <style:style style:name="P20" style:family="paragraph" style:parent-style-name="gL_5f_Bibelzitat_5f_kein_5f_Abstand_5f_davor_5f_ohne_5f_Einzug_5f__28_Folgezeile_29_" style:list-style-name="gL_5f_Liste_5f_unsortiert">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style>
    <style:style style:name="T10" style:family="text">
      <style:text-properties fo:font-style="italic" style:text-underline-style="solid" style:text-underline-width="auto" style:text-underline-color="font-color" fo:font-weight="bold"/>
    </style:style>
    <style:style style:name="T11" style:family="text">
      <style:text-properties fo:font-style="italic" fo:font-weight="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weight-asian="bold" style:font-weight-complex="bold"/>
    </style:style>
    <style:style style:name="T14" style:family="text">
      <style:text-properties style:text-underline-style="none"/>
    </style:style>
    <style:style style:name="T15" style:family="text">
      <style:text-properties fo:text-transform="capitalize"/>
    </style:style>
    <style:style style:name="T16" style:family="text">
      <style:text-properties fo:text-transform="capitalize" fo:color="#000000" fo:font-style="normal" style:font-size-asian="11pt" style:font-size-complex="11pt"/>
    </style:style>
    <style:style style:name="T17" style:family="text">
      <style:text-properties fo:text-transform="capitalize" style:text-underline-style="none"/>
    </style:style>
    <style:style style:name="T18"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ploding the Myths of Reformed Theology</text:p>
      <text:p text:style-name="P5"><text:span text:style-name="T1">Originally by Michael DeSario (Standing the Gap Ministries </text:span><text:a xlink:type="simple" xlink:href="http://www.standingthegap.org/">www.standingthegap.org</text:a><text:span text:style-name="T1">)</text:span></text:p>
      <text:p text:style-name="P3">The content was originally published in English. Following is only an excerpt of this document (Chapter 11)</text:p>
      <text:p text:style-name="P3">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9"><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4"/>
      <text:p text:style-name="P4"/>
      <text:h text:style-name="P16" text:outline-level="1">Index</text:h>
      <text:p text:style-name="gL_5f_Inhaltsverzeichnis_5f_DeSario">1.<text:tab/><text:span text:style-name="T15">Let the Wicked forsake his way</text:span><text:tab/>Page<text:tab/>2</text:p>
      <text:p text:style-name="P10">Discussion of Ability and Free Will vs born in sin, saved in sin and can never stop sinning.</text:p>
      <text:p text:style-name="P12">2.<text:tab/><text:span text:style-name="T15">Real Repentance</text:span><text:tab/>Page<text:tab/>4</text:p>
      <text:p text:style-name="P10">A Discussion of Repentance and faith proven by deeds. The purpose and effect of genuine repentance. The self cleansing of humility leading to reconciliation.</text:p>
      <text:p text:style-name="gL_5f_Inhaltsverzeichnis_5f_DeSario">3.<text:tab/><text:span text:style-name="T15">Common Dispersions parroted by professing Christians</text:span><text:tab/>Page<text:tab/>6</text:p>
      <text:p text:style-name="gL_5f_Inhaltsverzeichnis_5f_DeSario">4.<text:tab/><text:span text:style-name="T15">What must I do to be saved? (What Must I do to inherit Eternal Life?)</text:span><text:tab/>Page<text:tab/>7</text:p>
      <text:p text:style-name="P10">A discussion on the true Gospel of Jesus Christ revealing the Synergy of faith establishing the law of love.</text:p>
      <text:p text:style-name="gL_5f_Inhaltsverzeichnis_5f_DeSario"><text:span text:style-name="T14">5.<text:tab/></text:span><text:span text:style-name="T17">Can you Sin and Not Die?</text:span><text:tab/>Page<text:tab/>8</text:p>
      <text:p text:style-name="P10">Examining Substitution and imputed righteousness against the warnings of willful sin in Hebrews 10:26. Explaining genuine righteousness and the<text:span text:style-name="T18"> healing of the mind through faith. Answering the charge of sinless perfect against Obedience to the truth.</text:span></text:p>
      <text:p text:style-name="gL_5f_Inhaltsverzeichnis_5f_DeSario">6.<text:tab/><text:span text:style-name="T15">Regeneration in Christ, the effects of the New Birth and transformation from Darkness to Light</text:span><text:tab/>Page<text:tab/>13</text:p>
      <text:p text:style-name="gL_5f_Inhaltsverzeichnis_5f_DeSario">7.<text:tab/><text:span text:style-name="T15">What the fallacy of Penal Substitution has done to the Gospel</text:span><text:tab/>Page<text:tab/>15</text:p>
      <text:p text:style-name="gL_5f_Inhaltsverzeichnis_5f_DeSario">8.<text:tab/><text:span text:style-name="T15">The Church as it is seen today compared to the Ekklesia of Scripture</text:span><text:tab/>Page<text:tab/>18</text:p>
      <text:p text:style-name="gL_5f_Inhaltsverzeichnis_5f_DeSario">9.<text:tab/><text:span text:style-name="T15">Exposing the myth of the visible and invisible church (Legitimizing the Illegitimate Church!)</text:span><text:tab/>Page<text:tab/>22</text:p>
      <text:p text:style-name="P10">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5">Calling Evil Good and Good Evil</text:span><text:tab/>Page<text:tab/>25</text:p>
      <text:p text:style-name="P10">How the concept of Right and wrong has been reversed in our society at large.</text:p>
      <text:p text:style-name="gL_5f_Inhaltsverzeichnis_5f_DeSario">11.<text:tab/><text:span text:style-name="T15">Faithfulness to keeping the Commands of God</text:span><text:tab/>Page<text:tab/>28</text:p>
      <text:p text:style-name="P10">The True meaning of faith and how faith is perfected in Deeds. Exploding the mythical contradictions between faith and works imagined by the Reformers. Why ‘faith alone’ cannot Save the soul.</text:p>
      <text:p text:style-name="gL_5f_Inhaltsverzeichnis_5f_DeSario"><text:span text:style-name="T16">12.<text:tab/>Reaping what you Sow. (The inevitable consequences of sin)</text:span><text:span text:style-name="T3"><text:tab/>Page<text:tab/>31</text:span></text:p>
      <text:p text:style-name="P11">Exposing the fallacy of carnal Christians and how it is mocking God to live according to the flesh. Defining the true Nature of God’s Mercy and Righteous Judgments</text:p>
      <text:p text:style-name="P14">Exploding the Myths of Reformed Theology</text:p>
      <text:p text:style-name="P8"/>
      <text:p text:style-name="P9">Exposing the Myths of inability, born in sin, saved in sin and all the doctrinal fallacies necessitated by them.</text:p>
      <text:h text:style-name="gL_5f_Ueberschrift1" text:outline-level="1">Faithfulness to keeping the Commands of God</text:h>
      <text:p text:style-name="P13"><text:span text:style-name="T9">'The Just man shall Live by his Faithfulness to God's Commands!' </text:span><text:span text:style-name="T13">Hakk2:4 (Septuagint) </text:span></text:p>
      <text:p text:style-name="P6"><text:span text:style-name="T4">WHY</text:span> are<text:span text:style-name="T6"> Most Professing Christians</text:span> today so adamantly in favor of sin? <text:span text:style-name="T4">WHY</text:span> are they so Blinded to the Simple Words of Scripture demanding a <text:span text:style-name="T4">Departure</text:span> from iniquity if you are to inherit the Kingdom of God? What has brought them to such a level of Delusion that they all Parrot the same absurd notions defending their right to sin. <text:span text:style-name="T4">HOW</text:span> have the Pastors and Bible Pundits been able to so thoroughly convince them that accountability has been canceled out because they<text:span text:style-name="T6"> 'received'</text:span> Jesus as their Savior? </text:p>
      <text:p text:style-name="P6">The layers of Deception are infinite in number all based on <text:span text:style-name="T4">ZERO</text:span> Logic in the face of Bible Truth.</text:p>
      <text:p text:style-name="P2">Christ says '<text:span text:style-name="T10">Go and Sin no more</text:span><text:span text:style-name="T6">!'</text:span> They say its 'impossible' for anyone to Stop sinning. Scripture says a person is <text:span text:style-name="T6">Justified by what he </text:span><text:span text:style-name="T8">DOES</text:span><text:span text:style-name="T6"> and Not by Faith alone.</text:span> They say you are Justified in your sins. Christ said if you <text:span text:style-name="T4">Love Me</text:span> you will Obey &amp; Keep My Commandments. They say the Royal law has been abolished and that Christ obeyed for you. In the Bible <text:span text:style-name="T4">FAITH</text:span> Works by Love, Purifies the heart of sin and has Victory over sin, the flesh and the devil. They say<text:span text:style-name="T6"> 'it's NOT of Works'</text:span> and no one can be Pure. </text:p>
      <text:p text:style-name="P7">Thus like a Ventriloquist dummy they mimic the nonsensical:</text:p>
      <text:list xml:id="list20396201" text:style-name="gL_5f_Liste_5f_unsortiert">
        <text:list-item>
          <text:p text:style-name="P17">We're Born in Sin, Saved in Sin and no one can ever Stop sinning!</text:p>
        </text:list-item>
        <text:list-item>
          <text:p text:style-name="P17">All sin is the same, it's impossible to not sin, everyone sins daily in thought, word &amp; deed</text:p>
        </text:list-item>
        <text:list-item>
          <text:p text:style-name="P17">If we could Stop sinning we wouldn't need Jesus &amp; could save ourselves</text:p>
        </text:list-item>
        <text:list-item>
          <text:p text:style-name="P17">Anyone who claims to have Stopped sinning is a liar with no truth in them</text:p>
        </text:list-item>
      </text:list>
      <text:p text:style-name="P6">The Bible No Where Says that Christ Obeyed for you or Transferred His Righteousness to you by faith.</text:p>
      <text:p text:style-name="P2">Nothing in Scripture suggests that Sin is forgiven in advance by virtue of Christ's sacrifice on the cross.</text:p>
      <text:p text:style-name="P2">Grace <text:span text:style-name="T4">Does NOT</text:span> imply that you can sin with impunity &amp; not be held accountable for wrong doing.</text:p>
      <text:p text:style-name="P6">Let's take up the issue of Faith as it is Imputed to a believing person as Righteousness. The Bible repeatedly says that '<text:span text:style-name="T7">FAITH'</text:span><text:span text:style-name="T6"> is imputed as righteousness.</text:span> (Rom3:22, 4:3,9, 11, 13, 22, 10:6, Gal3:6, 5:5, Phil3:9) <text:span text:style-name="T4">BUT</text:span> No Where is it said that <text:span text:style-name="T4">CHRIST</text:span> is Imputed as Righteousness or that a believing person is <text:span text:style-name="T4">CLOTHED</text:span> in His Righteousness. These statements are theological Conjecture,<text:span text:style-name="T6"> </text:span><text:span text:style-name="T7">Plain LIES</text:span> repeated with the intent of persuading a person there is no such thing as Personal Righteousness.</text:p>
      <text:p text:style-name="P6"><text:span text:style-name="T7">What is Righteousness?</text:span> Basically it's <text:span text:style-name="T4">DOING</text:span> What is Right! Defined as: Integrity, Virtue, Purity, right behavior, right mindedness.</text:p>
      <text:p text:style-name="P6">Very Simple: '<text:span text:style-name="T11">He who DOES what is Right is Righteous'</text:span> 1John3:7 </text:p>
      <text:p text:style-name="P6"><text:span text:style-name="T7">In the New Testament man is told to</text:span>: </text:p>
      <text:list xml:id="list20432472" text:continue-numbering="true" text:style-name="gL_5f_Liste_5f_unsortiert">
        <text:list-item>
          <text:p text:style-name="P20">Seek first ¦his Righteousness! <text:span text:style-name="T12">Matt6:33</text:span></text:p>
        </text:list-item>
        <text:list-item>
          <text:p text:style-name="P20">Have exceeding Righteousness! <text:span text:style-name="T12">Matt5:20</text:span></text:p>
        </text:list-item>
        <text:list-item>
          <text:p text:style-name="P20">Serve Him in Righteousness! <text:span text:style-name="T12">Lk1:75</text:span></text:p>
        </text:list-item>
        <text:list-item>
          <text:p text:style-name="P20">Work Righteousness <text:span text:style-name="T12">Acts10:35</text:span></text:p>
        </text:list-item>
        <text:list-item>
          <text:p text:style-name="P20">Present your body as an Instrument of Righteousness <text:span text:style-name="T12">Rom6:17</text:span></text:p>
        </text:list-item>
        <text:list-item>
          <text:p text:style-name="P20">Be a SLAVE to Righteousness <text:span text:style-name="T12">Rom6:18</text:span></text:p>
        </text:list-item>
        <text:list-item>
          <text:p text:style-name="P20">Have Righteousness unto holiness <text:span text:style-name="T12">Rom6:19</text:span></text:p>
        </text:list-item>
        <text:list-item>
          <text:p text:style-name="P20">Awake to Righteousness and sin not! <text:span text:style-name="T12">1Cor15:34</text:span></text:p>
        </text:list-item>
        <text:list-item>
          <text:p text:style-name="P20"><text:soft-page-break/>Put on the New Man in Righteousness &amp; True holiness <text:span text:style-name="T12">Eph4:24</text:span></text:p>
        </text:list-item>
        <text:list-item>
          <text:p text:style-name="P20">Breastplate of Righteousness <text:span text:style-name="T12">Eph6:14</text:span></text:p>
        </text:list-item>
        <text:list-item>
          <text:p text:style-name="P20">Fruits of Righteousness <text:span text:style-name="T12">Phil1:11</text:span></text:p>
        </text:list-item>
        <text:list-item>
          <text:p text:style-name="P20">Follow after Righteousness, <text:span text:style-name="T12">1Tim6:11, 2Tim2:22</text:span></text:p>
        </text:list-item>
        <text:list-item>
          <text:p text:style-name="P20">Noah Preacher of Righteousness! <text:span text:style-name="T12">2Pet2:5</text:span></text:p>
        </text:list-item>
        <text:list-item>
          <text:p text:style-name="P20">DOING Righteousness! <text:span text:style-name="T12">1Jh3:7</text:span></text:p>
        </text:list-item>
      </text:list>
      <text:p text:style-name="P6"><text:span text:style-name="T6">Therefore since Faith is Connected to Righteousness</text:span> in Scripture there <text:span text:style-name="T4">MUST</text:span> be a Working Dynamic between the two. Paul said in Rom1:17 <text:span text:style-name="T9">For in it the righteousness of God is revealed from faith to faith; as it is written, The just shall live by faith.</text:span> <text:span text:style-name="T4">HOW</text:span> is this Righteousness revealed?<text:span text:style-name="T6"> </text:span><text:span text:style-name="T7">BY FAITH to FAITH</text:span>, But In What Manner? Again Scripture provides the answers:</text:p>
      <text:list xml:id="list20435068" text:continue-numbering="true" text:style-name="gL_5f_Liste_5f_unsortiert">
        <text:list-item>
          <text:p text:style-name="P20">Faith that is Working by Love <text:span text:style-name="T5">Gal5:6</text:span></text:p>
        </text:list-item>
        <text:list-item>
          <text:p text:style-name="P20">Upholding and Establishing the Law, <text:span text:style-name="T5">Rom3:31</text:span></text:p>
        </text:list-item>
        <text:list-item>
          <text:p text:style-name="P20">Having Victory over the World, Flesh and Devil! <text:span text:style-name="T5">1John5:4-5</text:span></text:p>
        </text:list-item>
      </text:list>
      <text:p text:style-name="P6"><text:span text:style-name="T7">Thus FAITH is FAITHFULNESS</text:span> to Keeping the Commands of God! <text:span text:style-name="T9">The Just man shall Live by his Faithfulness to God's Commands!' Hakk2:4</text:span> (Properly translated from the Hebrew text) So when Paul repeated this truth in Rom1:17, Gal3:11, Heb10:38, in his Mind<text:span text:style-name="T6"> belief or </text:span><text:span text:style-name="T7">FAITH</text:span> in God fit flawlessly into the Greatest Commandment of all; '<text:span text:style-name="T9">You shall love the LORD your God with all your heart, with all your soul, and with all your mind' Mt22:37.</text:span> It was <text:span text:style-name="T4">NEVER</text:span> a theory that a mere confession in God was the 'faith' required to save a man's soul.</text:p>
      <text:p text:style-name="P6">The<text:span text:style-name="T6"> alleged contradictions</text:span> the Reformers professed to have found between faith and works in the Old and New Testament, exists only in the imaginations of their minds. Belief in God is fully is expressed in a passionate devotion to doing God's will and deep sense of union with Christ, which means self denial, obedience and a zeal to follow Him. So when the Prophet cries out (in the mouth of Peter on the Day of Pentecost Acts2:21) <text:span text:style-name="T9">'Whoever calls upon the Name of the Lord shall be Saved!'</text:span> No one present supposed it meant anything less than a full commitment to Christ to<text:span text:style-name="T6"> '</text:span><text:span text:style-name="T10">Go and</text:span> <text:span text:style-name="T10">Sin no more!</text:span>' Jh5:14, 8:11. Anyone who presumes it means doing nothing but expressing a belief in God is foolishly denying the Truth.</text:p>
      <text:p text:style-name="P6"><text:span text:style-name="T6">Justification by faith was </text:span><text:span text:style-name="T7">NOT</text:span> a new subject to the Jews in the time of Christ. It was often debated among the Rabbis, reconciling the deeds of the faithful with the faith that Justifies. They understood that the Scripture declared Abraham Righteous by faith, Gen15:6. And that David confirmed '<text:span text:style-name="T9">Blessed is the man whose lawless deeds are forgiven and whose sins are covered' Ps32:1.</text:span><text:span text:style-name="T6"> </text:span><text:span text:style-name="T7">BUT</text:span> unlike the<text:span text:style-name="T6"> disingenuous 'Reformers'</text:span> they compared Scripture with Scripture, Precept upon Precept. (1Cor2:13-15, Isa28:9- 10) They were able to grasp the full intent of faith and deeds<text:span text:style-name="T6"> Working together</text:span> to Produce a Righteousness God could impute (or reckon) as a real virtue in man. (not something foreign or imagined) </text:p>
      <text:p text:style-name="P13">Do you see that faith was working together with his works, and by works faith was made perfect? And the Scripture was fulfilled which says, Abraham believed God, and it was accounted to him for righteousness. And he was called the friend of God. You see then that a man is justified by works, and not by faith only. <text:span text:style-name="T5">Jas2:22-24</text:span></text:p>
      <text:p text:style-name="P6">So this dispels the 'faith<text:span text:style-name="T6"> alone'</text:span> (<text:span text:style-name="T9">sola fida</text:span>) myth and the<text:span text:style-name="T6"> Reformed presupposition</text:span> that a person can be Justified and declared Righteous while still in their sins. Plus it's directly in line with Abraham's steadfast Obedience, Heb11:8, Rom4:22, and David's restoration after a bitter Repentance (Read entire Ps32 &amp; 51) in which he had <text:span text:style-name="T7">Stopped sinning</text:span> and sought to be reconciled back to God. Faith that Saves or 'Perfected<text:span text:style-name="T6"> faith'</text:span> produces love and devotion exhibited in a life transformed in Christ and fully conformed to the Teachings of the Master revealed in the Gospels. Thus we find Abraham unwavering, strengthened and fully persuaded in the Promises of God and <text:span text:style-name="T4">THAT'S</text:span> the Reason his <text:span text:style-name="T4">FAITH</text:span> was accounted to him for<text:span text:style-name="T6"> </text:span><text:span text:style-name="T7">Righteousness!</text:span><text:span text:style-name="T4"> </text:span>(Rom4:19-22) </text:p>
      <text:p text:style-name="P6">Attributing this imputation of Righteousness by faith to a person who has not made the <text:span text:style-name="T4">Slightest</text:span> effort whatsoever to Love and Obey Christ is the Greatest injustice that can possibly be done to the souls of men! The Reformers are guilty of a blatant disregard for accuracy and a disturbing misuse of the Scriptures, that the Apostle would call '<text:span text:style-name="T7">Twisting</text:span>' 2Pet3:16. (literal metaphor; to torture as on the rack!) This kind of distortion has <text:span text:style-name="T4">NOT</text:span> occurred by accident. Proverbs 14:22 says <text:soft-page-break/>that when a man lacks in discernment (of Wisdom &amp; uprightness) he will <text:span text:style-name="T4">DEVISE</text:span> evil things. <text:span text:style-name="T4">NOTHING</text:span> could be more<text:span text:style-name="T6"> diabolical</text:span> than telling a person they are<text:span text:style-name="T6"> Justified and</text:span> <text:span text:style-name="T6">Declared Righteous while STILL in their SINS!</text:span> </text:p>
      <text:p text:style-name="P6">This is much more than merely Reformed error, it's Intentionally shutting up the Kingdom against men Jesus taught Belief and Righteousness in the Sermon on the Mount, Parables, the Prodigal Son and stories of Repentant sinners. His life and His death were lived on Behalf of mankind leaving us an<text:span text:style-name="T6"> </text:span><text:span text:style-name="T7">EXAMPLE</text:span> to<text:span text:style-name="T6"> </text:span><text:span text:style-name="T7">FOLLOW</text:span><text:span text:style-name="T6"> in His</text:span> <text:span text:style-name="T6">Steps.</text:span> (1Pet2:21) Everything about His Doctrine is associated with<text:span text:style-name="T6"> </text:span><text:span text:style-name="T7">DOING,</text:span><text:span text:style-name="T4"> </text:span><text:span text:style-name="T7">OBEYING, ENDURING!</text:span> The Apostles reflected this in every aspect of their lives. Their teaching was in <text:span text:style-name="T4">TOTAL</text:span> Harmony with the Master and Never diminished the necessary of the <text:span text:style-name="T4">DEEDS</text:span> of Righteousness, proving the presence of a Faith working by Love, Purifying the heart of sin. </text:p>
      <text:p text:style-name="P6">But the Preachers and Bible Pundits tell people the<text:span text:style-name="T6"> </text:span><text:span text:style-name="T7">VERY OPPOSITE!</text:span> They insist that Doing anything is trying to Establish your own Righteousness and Save yourself. They tell people that no one can ever Stop sinning because they are inwardly depraved, lacking ability to Obey and wholly disposed to evil.<text:span text:style-name="T6"> </text:span><text:span text:style-name="T7">Via:</text:span><text:span text:style-name="T4"> </text:span>The Roman's Wretch, Chief of sinners, Desperately wicked heart, filthy rags, <text:span text:style-name="T4">LIES</text:span>. </text:p>
      <text:p text:style-name="P6">Thus the Parrots line up and chant the lyrics of their own <text:span text:style-name="T4">Doom</text:span>, all the time believing it's approved by God and another Generation<text:span text:style-name="T6"> sinks into the Depths of</text:span> <text:span text:style-name="T6">Perdition</text:span> in lock-step with the hordes of hell. </text:p>
      <text:p text:style-name="P6">Everything Good is Bad, Everything Wrong is Right, Everything True is False. </text:p>
      <text:p text:style-name="P6"><text:span text:style-name="T6">It's an entire System of LIES;</text:span> Religious, Secular, Media, amusements, etc All designed to create a mass of Mind numbed, sycophants, marching down the Wide Road to destruction as unconscious lemmings who<text:span text:style-name="T6"> LOVE &amp; Practice the LIE!</text:span> </text:p>
      <text:p text:style-name="P13">But outside are dogs and sorcerers and sexually immoral and murderers and idolaters, and whoever loves and practices a lie. <text:span text:style-name="T5">Rev22: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1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1</text:page-number></text:span><text:span text:style-name="MT1">/</text:span><text:span text:style-name="MT1"><text:page-count>4</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10H41M04S</meta:editing-duration>
    <meta:editing-cycles>43</meta:editing-cycles>
    <meta:generator>OpenOffice.org/3.2$Win32 OpenOffice.org_project/320m12$Build-9483</meta:generator>
    <meta:initial-creator>Simon Ott</meta:initial-creator>
    <dc:date>2015-01-25T00:26:43.15</dc:date>
    <dc:creator>Simon Ott</dc:creator>
    <meta:document-statistic meta:table-count="0" meta:image-count="0" meta:object-count="0" meta:page-count="4" meta:paragraph-count="78" meta:word-count="2012" meta:character-count="12059"/>
  </office:meta>
</office:document-meta>
</file>